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oAvalonDataSourceWrapper.getWrapp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setLogi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configure( Configuratio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ToAvalonDataSourceWrapper.isWrapperFor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ToAvalonDataSourceWrapper.setLogWri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oAvalonDataSourceWrapper.unwrap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ToAvalonDataSourceWrapper.setWrappedBean( DataSource wrapp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